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 style:list-style-name="L2">
      <style:text-properties fo:font-size="10pt" style:font-size-asian="10pt" style:font-size-complex="10pt"/>
    </style:style>
    <style:style style:name="P5" style:family="paragraph" style:parent-style-name="Standard" style:list-style-name="L5">
      <style:text-properties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Standard" style:list-style-name="L1"/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6">Milestone 1 Readme</text:p>
      <text:p text:style-name="P1"/>
      <text:p text:style-name="P1">Autoren: Niklas Dillenberger, Sorin Echim, Cedric Berger</text:p>
      <text:p text:style-name="P3"/>
      <text:p text:style-name="P2">Aufgabe 1.)</text:p>
      <text:p text:style-name="P2"><text:tab/></text:p>
      <text:p text:style-name="P2">Es gibt ein Programm für Aufgabenteil a,b und ein Programm für Teil c. Beide Programme sind für den Betrieb unter Windows ausgelegt und getestet. </text:p>
      <text:p text:style-name="P2">Aufgabe 2 besitzt ein wiederkehrendes Interface, welches alle Befehle ausgibt und Hilfen zur Eingabe gibt.</text:p>
      <text:p text:style-name="P2">Es werden keine falschen Eingaben zugelassen.</text:p>
      <text:p text:style-name="P2"/>
      <text:p text:style-name="P2">Bemerkung 1a,b:</text:p>
      <text:list xml:id="list1343091561287825385" text:style-name="L1">
        <text:list-item>
          <text:p text:style-name="P7"><text:span text:style-name="T1">Arrays auszugeben befor sie mit Zahlen gefüllt wurden gibt die Adresszeilen der Einträge des Arrays aus.</text:span></text:p>
        </text:list-item>
      </text:list>
      <text:p text:style-name="P2"><text:tab/>Es sollte also vorher die generate Funktion genutzt werden.</text:p>
      <text:list xml:id="list2426494912255093305" text:style-name="L5">
        <text:list-item>
          <text:p text:style-name="P5">Die Eingaben sind Case-Sensitiv.</text:p>
        </text:list-item>
        <text:list-item>
          <text:p text:style-name="P5">Befehle sind mit 'help' oder '?' einzusehen.</text:p>
        </text:list-item>
      </text:list>
      <text:p text:style-name="P2"/>
      <text:p text:style-name="P2">Bemerkung 1c:</text:p>
      <text:list xml:id="list1450947324455724040" text:style-name="L2">
        <text:list-item>
          <text:p text:style-name="P4">Die Koordinaten können auch in einem Eingegeben werden: '30 30' anstatt '30' '30'.</text:p>
        </text:list-item>
        <text:list-item>
          <text:p text:style-name="P4">Die Eingaben sind nicht Case-Sensitiv.</text:p>
        </text:list-item>
        <text:list-item>
          <text:p text:style-name="P4">Feld-Datei zum Einlesen wird als fehlerfrei vorausgesetzt.</text:p>
        </text:list-item>
        <text:list-item>
          <text:p text:style-name="P4">Feld-Datei wird nach dem ausgeben als 'output.txt' im Programmordner erscheinen.</text:p>
        </text:list-item>
        <text:list-item>
          <text:p text:style-name="P4">Feld-Datei zum einlesen muss sich im Programmordner befinden und 'feld.txt' heißen.</text:p>
        </text:list-item>
      </text:list>
      <text:p text:style-name="P2"/>
      <text:p text:style-name="P2">Aufgabe 2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14T13:42:14</meta:creation-date>
    <meta:generator>OpenOffice/4.1.5$Unix OpenOffice.org_project/415m1$Build-9789</meta:generator>
    <meta:document-statistic meta:table-count="0" meta:image-count="0" meta:object-count="0" meta:page-count="1" meta:paragraph-count="19" meta:word-count="153" meta:character-count="1011"/>
  </office:meta>
</office:document-meta>
</file>